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20000026FAC6BC089682E5AE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sunami_5f_faded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anagawa-title">
      <style:graphic-properties draw:auto-grow-height="true" fo:min-height="3.506cm"/>
      <style:paragraph-properties style:writing-mode="lr-tb"/>
    </style:style>
    <style:style style:name="pr2" style:family="presentation" style:parent-style-name="kanagawa-subtitle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kanagawa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style:font-name="Times New Roman1" fo:font-size="54pt"/>
    </style:style>
    <style:style style:name="P2" style:family="paragraph">
      <style:text-properties fo:font-size="28pt" style:font-size-asian="32pt" style:font-size-complex="32pt"/>
    </style:style>
    <style:style style:name="P3" style:family="paragraph">
      <loext:graphic-properties draw:fill-color="#ffffff"/>
      <style:text-properties fo:font-size="28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style:font-name="Times New Roman1" fo:font-size="54pt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32pt" style:font-size-complex="32pt"/>
    </style:style>
    <style:style style:name="T4" style:family="text">
      <style:text-properties fo:font-size="28pt" style:text-underline-style="solid" style:text-underline-type="double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anagawa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RECYCLING ONLY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This box is only for:</text:span></text:p>
            <text:p text:style-name="P2"><text:span text:style-name="T3">+newspaper +metal cans +cardboard</text:span></text:p>
            <text:p text:style-name="P2"><text:span text:style-name="T3">+plastic (with ♻) +glass bottles</text:span></text:p>
            <text:p text:style-name="P2"><text:span text:style-name="T3">+clean paper (junk mail, food boxes)</text:span></text:p>
            <text:p text:style-name="P2"><text:span text:style-name="T3"/></text:p>
            <text:p text:style-name="P2"><text:span text:style-name="T4">Keep these types of trash out:</text:span></text:p>
            <text:p text:style-name="P2"><text:span text:style-name="T3">-paper napkins –paper towels</text:span></text:p>
            <text:p text:style-name="P2"><text:span text:style-name="T3">-dirty items (e.g. food) –plastic film</text:span></text:p>
            <text:p text:style-name="P2"><text:span text:style-name="T3">-plastic bags -styrofo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Tsunami_5f_faded" draw:display-name="Tsunami_faded" xlink:href="Pictures/10000000000003A20000026FAC6BC089682E5AE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anagawa-background" style:family="presentation">
      <style:graphic-properties draw:stroke="none" draw:fill="none"/>
      <style:text-properties style:letter-kerning="true"/>
    </style:style>
    <style:style style:name="kanagaw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anagaw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agawa-outline1" style:family="presentation">
      <style:graphic-properties draw:stroke="none" draw:fill="none">
        <text:list-style style:name="kanagaw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outline2" style:family="presentation" style:parent-style-name="kanagaw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anagawa-outline3" style:family="presentation" style:parent-style-name="kanagaw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anagawa-outline4" style:family="presentation" style:parent-style-name="kanagaw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anagawa-outline5" style:family="presentation" style:parent-style-name="kanagaw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6" style:family="presentation" style:parent-style-name="kanagaw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7" style:family="presentation" style:parent-style-name="kanagaw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8" style:family="presentation" style:parent-style-name="kanagaw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9" style:family="presentation" style:parent-style-name="kanagaw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subtitle" style:family="presentation">
      <style:graphic-properties draw:stroke="none" draw:fill="none" draw:textarea-vertical-align="middle">
        <text:list-style style:name="kanagaw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title" style:family="presentation">
      <style:graphic-properties draw:stroke="none" draw:fill="none" draw:textarea-vertical-align="middle">
        <text:list-style style:name="kanagaw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kanagaw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kanagaw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kanagaw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anagawa" style:page-layout-name="PM1" draw:style-name="Mdp1">
      <draw:frame presentation:style-name="kanagawa-title" draw:layer="backgroundobjects" svg:width="25.199cm" svg:height="3.506cm" svg:x="1.4cm" svg:y="0.837cm" presentation:class="title" presentation:placeholder="true">
        <draw:text-box/>
      </draw:frame>
      <draw:frame presentation:style-name="kanagaw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kanagawa-title" draw:layer="backgroundobjects" svg:width="13.968cm" svg:height="10.476cm" svg:x="3.81cm" svg:y="2.123cm" presentation:class="page"/>
        <draw:frame presentation:style-name="kanagaw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2:28:39.357703279</meta:creation-date>
    <meta:editing-duration>PT32M14S</meta:editing-duration>
    <meta:editing-cycles>7</meta:editing-cycles>
    <meta:generator>LibreOffice/6.4.7.2$Linux_X86_64 LibreOffice_project/40$Build-2</meta:generator>
    <dc:title>The Great Wave at Kanagawa</dc:title>
    <dc:description>This free image is the public domain image of Katsushika Hokusai's woodcut "The Great Wave at Kanagawa", created between 1823-1829, found at Wikimedia Commons.

With template creation instructions.

R. Stacey – 3/12/2010</dc:description>
    <meta:keyword>Katsushika Hokusai</meta:keyword>
    <meta:keyword>woodcut</meta:keyword>
    <meta:keyword>The Great Wave at Kanagawa</meta:keyword>
    <meta:keyword>howto</meta:keyword>
    <dc:subject>Katsushika Hokusai's woodcut "The Great Wave at Kanagawa"</dc:subject>
    <meta:initial-creator>Chris Koeritz</meta:initial-creator>
    <dc:date>2021-11-01T23:11:16.255163038</dc:date>
    <dc:creator>Chris Koeritz</dc:creator>
    <meta:document-statistic meta:object-count="25"/>
    <meta:user-defined meta:name="License">CC-BY</meta:user-defined>
  </office:meta>
</office:document-meta>
</file>